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ookman Old Style" svg:font-family="'Bookman Old Style'" style:font-family-generic="roman"/>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d3bb" officeooo:paragraph-rsid="0020402d"/>
    </style:style>
    <style:style style:name="P2" style:family="paragraph" style:parent-style-name="Standard">
      <style:text-properties officeooo:rsid="00241ded" officeooo:paragraph-rsid="00241ded"/>
    </style:style>
    <style:style style:name="P3" style:family="paragraph" style:parent-style-name="Standard">
      <style:text-properties officeooo:rsid="001aeada" officeooo:paragraph-rsid="002ac38d"/>
    </style:style>
    <style:style style:name="P4" style:family="paragraph" style:parent-style-name="Standard">
      <style:text-properties officeooo:rsid="002bdc50" officeooo:paragraph-rsid="002bdc50"/>
    </style:style>
    <style:style style:name="P5" style:family="paragraph" style:parent-style-name="Standard">
      <style:text-properties officeooo:rsid="001aeada" officeooo:paragraph-rsid="002ac38d"/>
    </style:style>
    <style:style style:name="P6" style:family="paragraph" style:parent-style-name="Standard">
      <style:text-properties officeooo:rsid="001aeada" officeooo:paragraph-rsid="00475337"/>
    </style:style>
    <style:style style:name="P7" style:family="paragraph" style:parent-style-name="Standard">
      <style:text-properties officeooo:rsid="001aeada" officeooo:paragraph-rsid="00489731"/>
    </style:style>
    <style:style style:name="P8" style:family="paragraph" style:parent-style-name="Standard">
      <style:text-properties officeooo:rsid="000ca85d" officeooo:paragraph-rsid="002fd91b"/>
    </style:style>
    <style:style style:name="P9" style:family="paragraph" style:parent-style-name="Standard">
      <style:text-properties officeooo:rsid="000ac482" officeooo:paragraph-rsid="002fd91b"/>
    </style:style>
    <style:style style:name="P10" style:family="paragraph" style:parent-style-name="Standard">
      <style:text-properties officeooo:rsid="0031dfe8" officeooo:paragraph-rsid="00333b88"/>
    </style:style>
    <style:style style:name="P11" style:family="paragraph" style:parent-style-name="Standard">
      <style:text-properties officeooo:rsid="0034b53f" officeooo:paragraph-rsid="0035a9d9"/>
    </style:style>
    <style:style style:name="P12" style:family="paragraph" style:parent-style-name="Standard">
      <style:text-properties officeooo:rsid="0037fc22" officeooo:paragraph-rsid="0037fc22"/>
    </style:style>
    <style:style style:name="P13" style:family="paragraph" style:parent-style-name="Standard">
      <style:text-properties officeooo:rsid="003b50bb" officeooo:paragraph-rsid="003b50bb"/>
    </style:style>
    <style:style style:name="P14" style:family="paragraph" style:parent-style-name="Standard">
      <style:text-properties officeooo:rsid="002d17ec" officeooo:paragraph-rsid="002d17ec"/>
    </style:style>
    <style:style style:name="P15" style:family="paragraph" style:parent-style-name="Standard">
      <style:text-properties officeooo:rsid="002d17ec" officeooo:paragraph-rsid="0045f4c4"/>
    </style:style>
    <style:style style:name="P16" style:family="paragraph" style:parent-style-name="Standard">
      <style:text-properties officeooo:rsid="002bdc50" officeooo:paragraph-rsid="002bdc50"/>
    </style:style>
    <style:style style:name="P17" style:family="paragraph" style:parent-style-name="Standard">
      <style:text-properties officeooo:paragraph-rsid="0045f4c4"/>
    </style:style>
    <style:style style:name="P18" style:family="paragraph" style:parent-style-name="Standard">
      <style:text-properties officeooo:rsid="0045f4c4" officeooo:paragraph-rsid="0045f4c4"/>
    </style:style>
    <style:style style:name="P19" style:family="paragraph" style:parent-style-name="Standard">
      <style:text-properties officeooo:rsid="00475337" officeooo:paragraph-rsid="00475337"/>
    </style:style>
    <style:style style:name="P20" style:family="paragraph" style:parent-style-name="Standard">
      <style:text-properties officeooo:rsid="00489731" officeooo:paragraph-rsid="00489731"/>
    </style:style>
    <style:style style:name="P21" style:family="paragraph" style:parent-style-name="Standard">
      <style:text-properties officeooo:rsid="0048c8cf" officeooo:paragraph-rsid="0048c8cf"/>
    </style:style>
    <style:style style:name="P22" style:family="paragraph" style:parent-style-name="Standard">
      <style:text-properties officeooo:rsid="004a2ff0" officeooo:paragraph-rsid="004a2ff0"/>
    </style:style>
    <style:style style:name="T1" style:family="text">
      <style:text-properties officeooo:rsid="001cd3bb"/>
    </style:style>
    <style:style style:name="T2" style:family="text">
      <style:text-properties officeooo:rsid="001e6415"/>
    </style:style>
    <style:style style:name="T3" style:family="text">
      <style:text-properties officeooo:rsid="001f745d"/>
    </style:style>
    <style:style style:name="T4" style:family="text">
      <style:text-properties officeooo:rsid="0020402d"/>
    </style:style>
    <style:style style:name="T5" style:family="text">
      <style:text-properties officeooo:rsid="0020a9b4"/>
    </style:style>
    <style:style style:name="T6" style:family="text">
      <style:text-properties officeooo:rsid="002123b8"/>
    </style:style>
    <style:style style:name="T7" style:family="text">
      <style:text-properties officeooo:rsid="0022a87c"/>
    </style:style>
    <style:style style:name="T8" style:family="text">
      <style:text-properties officeooo:rsid="00241ded"/>
    </style:style>
    <style:style style:name="T9" style:family="text">
      <style:text-properties officeooo:rsid="00241ded" fo:background-color="#ffff00" loext:char-shading-value="0"/>
    </style:style>
    <style:style style:name="T10" style:family="text">
      <style:text-properties officeooo:rsid="0020402d" fo:background-color="#ffff00" loext:char-shading-value="0"/>
    </style:style>
    <style:style style:name="T11" style:family="text">
      <style:text-properties officeooo:rsid="002ac38d"/>
    </style:style>
    <style:style style:name="T12" style:family="text">
      <style:text-properties officeooo:rsid="002d17ec"/>
    </style:style>
    <style:style style:name="T13" style:family="text">
      <style:text-properties officeooo:rsid="002ee578"/>
    </style:style>
    <style:style style:name="T14" style:family="text">
      <style:text-properties officeooo:rsid="002f0746"/>
    </style:style>
    <style:style style:name="T15" style:family="text">
      <style:text-properties officeooo:rsid="000e422d"/>
    </style:style>
    <style:style style:name="T16" style:family="text">
      <style:text-properties officeooo:rsid="000aea4f"/>
    </style:style>
    <style:style style:name="T17" style:family="text">
      <style:text-properties officeooo:rsid="000ca85d"/>
    </style:style>
    <style:style style:name="T18" style:family="text">
      <style:text-properties officeooo:rsid="000ffabf"/>
    </style:style>
    <style:style style:name="T19" style:family="text">
      <style:text-properties officeooo:rsid="00116c1b"/>
    </style:style>
    <style:style style:name="T20" style:family="text">
      <style:text-properties officeooo:rsid="00317971"/>
    </style:style>
    <style:style style:name="T21" style:family="text">
      <style:text-properties officeooo:rsid="0031dfe8"/>
    </style:style>
    <style:style style:name="T22" style:family="text">
      <style:text-properties officeooo:rsid="00333b88"/>
    </style:style>
    <style:style style:name="T23" style:family="text">
      <style:text-properties officeooo:rsid="00348b09"/>
    </style:style>
    <style:style style:name="T24" style:family="text">
      <style:text-properties officeooo:rsid="0034b53f"/>
    </style:style>
    <style:style style:name="T25" style:family="text">
      <style:text-properties officeooo:rsid="0035a9d9"/>
    </style:style>
    <style:style style:name="T26" style:family="text">
      <style:text-properties officeooo:rsid="00391838"/>
    </style:style>
    <style:style style:name="T27" style:family="text">
      <style:text-properties officeooo:rsid="003a95da"/>
    </style:style>
    <style:style style:name="T28" style:family="text">
      <style:text-properties fo:font-style="italic" style:font-style-asian="italic" style:font-style-complex="italic"/>
    </style:style>
    <style:style style:name="T29" style:family="text">
      <style:text-properties fo:font-style="italic" officeooo:rsid="003a95da" style:font-style-asian="italic" style:font-style-complex="italic"/>
    </style:style>
    <style:style style:name="T30" style:family="text">
      <style:text-properties fo:font-style="italic" officeooo:rsid="0045f4c4" style:font-style-asian="italic" style:font-style-complex="italic"/>
    </style:style>
    <style:style style:name="T31" style:family="text">
      <style:text-properties officeooo:rsid="003b50bb"/>
    </style:style>
    <style:style style:name="T32" style:family="text">
      <style:text-properties officeooo:rsid="003cc2b2"/>
    </style:style>
    <style:style style:name="T33" style:family="text">
      <style:text-properties officeooo:rsid="003d67b7"/>
    </style:style>
    <style:style style:name="T34" style:family="text">
      <style:text-properties officeooo:rsid="003f2609"/>
    </style:style>
    <style:style style:name="T35" style:family="text">
      <style:text-properties officeooo:rsid="004118e2"/>
    </style:style>
    <style:style style:name="T36" style:family="text">
      <style:text-properties officeooo:rsid="00444a5e"/>
    </style:style>
    <style:style style:name="T37" style:family="text">
      <style:text-properties officeooo:rsid="0045f4c4"/>
    </style:style>
    <style:style style:name="T38" style:family="text">
      <style:text-properties officeooo:rsid="00475337"/>
    </style:style>
    <style:style style:name="T39" style:family="text">
      <style:text-properties officeooo:rsid="004897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Introducción <text:s/></text:p>
      <text:p text:style-name="P17"><text:span text:style-name="T36">El trabajo de investigación </text:span><text:span text:style-name="T38">cuyos primero resultados se presentan a continuación </text:span><text:span text:style-name="T36">se desarrolla en el marco de la convocatoria SECYT / SPU en el Área Desigualdades y Acceso a Derechos. Bajo la dirección de la Prof. María Inés Peralta, integra a los equipos de trece proyectos de investigación de la Facultad de Ciencias Sociales que abordan desde diferentes temas y perspectivas algunas de las dimensiones que configuran múltiples desigualdades, junto a un conjunto de investigadores que realizan aportes específicos en materia teórico metodológica en diferentes momentos del proceso de investigación. <text:s/></text:span></text:p>
      <text:p text:style-name="P17"><text:span text:style-name="T30">El proyecto s</text:span><text:span text:style-name="T28">e enfoca </text:span><text:span text:style-name="T30">a </text:span><text:span text:style-name="T28">la interrelación entre desigualdades y acceso a derechos desde una perspectiva interseccional. En ella nos preguntamos por el acceso efectivo a derechos de la población de la ciudad de Córdoba -específicamente en el ámbito de la salud, la educación, el trabajo, la conectividad y la información pública-, y por las acciones que lxs actores despliegan para hacer frente a los obstáculos y exclusiones en el acceso a esos derechos. <text:s text:c="2"/></text:span></text:p>
      <text:p text:style-name="P4"/>
      <text:p text:style-name="P4">El logro de estos objetivos requiere un enfoque que integre las perspectivas cuantitativas y cualitativas. <text:span text:style-name="T36">P</text:span>ara este trabajo se decidió <text:span text:style-name="T36">un proceso secuencial con un relevamiento probabilístico de hogares de la ciudad de Córdoba como primera etapa, seguido de entrevistas en profundidad a personas pertenecientes a diferentes categorías identificadas en la etapa cuantitativa. </text:span>Dos eleme<text:span text:style-name="T12">n</text:span>tos <text:span text:style-name="T36">forman parte de la estrategia metodológica de la primera etapa</text:span>: el cuestionario y la muestra. <text:s/></text:p>
      <text:p text:style-name="P4"/>
      <text:p text:style-name="P4"><text:span text:style-name="T38">## </text:span>El cuestionario <text:s/></text:p>
      <text:p text:style-name="P14">Para el diseño del instrumento se consideró <text:span text:style-name="T37">necesario </text:span>caracteriza<text:span text:style-name="T37">r</text:span> los hogares <text:span text:style-name="T37">en términos</text:span> de su composición, por géneros, edad de sus integrantes, sector social de referencia, situación laboral, nivel de instrucción, cobertura de salud y condiciones de conectividad. <text:span text:style-name="T37">Para ello</text:span>, se elaboro <text:span text:style-name="T37">inicialmente </text:span>una matriz con los variables vinculadas a los conceptos que <text:span text:style-name="T37">pretendía abordar</text:span> en este etapa: accesibilidad a prestaciones bienes y servicios, barreras para el acceso a esas prestaciones, valoraciones en torno al impacto de la pandemia <text:span text:style-name="T37">sobre </text:span>el acceso a esos derechos. Se desarrollaron estas dimensiones para cada uno de los campos propuestos (trabajo, salud, educación y acceso a la información pública). <text:span text:style-name="T37">A partir de </text:span>esta matriz, se desarrolló un trabajo de operacionalización en el que cada uno de los equipos aportó indicadores para sus temas de referencia. Luego, la coordinación sistematizó esos aportes para el diseño del cuestionario, <text:span text:style-name="T37">que se </text:span>adjunt<text:span text:style-name="T37">a</text:span> en <text:span text:style-name="T37">el anexo</text:span>. <text:s/></text:p>
      <text:p text:style-name="P14"/>
      <text:p text:style-name="P4"><text:span text:style-name="T38">## </text:span>La muestra <text:s/></text:p>
      <text:p text:style-name="P7"><text:span text:style-name="T1">La selección de los hogares </text:span><text:span text:style-name="T14">a encuestar</text:span><text:span text:style-name="T1"> se realizó de manera probabilística en dos etapas. En primer lugar se definieron cinco estratos para clasificar los barrios de la ciudad, </text:span><text:span text:style-name="T14">con el requisito que las </text:span><text:span text:style-name="T1">categorías </text:span><text:span text:style-name="T14">fueran </text:span><text:span text:style-name="T1">similares en la composición socioeconómica de los hogares. Para ello, se usaron tres criterios: el porcentaje de hogares con algunas de las NBI que detectó en censo 2010, la información provista por el RENABAP y el conocimiento del terreno de parte de los equipos de investigación que integran en proyecto. <text:s/></text:span></text:p>
      <text:p text:style-name="P7"/>
      <text:p text:style-name="P6"><text:span text:style-name="T39">Con estos criterios</text:span><text:span text:style-name="T1">, la ciudad fue clasificada en cinco zonas geográficas en las que las características socioeconómi</text:span><text:span text:style-name="T11">cas predominantes de los hogares son similares. Esta caracterización no anula la diversidad de </text:span><text:span text:style-name="T38">las </text:span><text:span text:style-name="T11">características socioeconómicas </text:span><text:span text:style-name="T38">de los </text:span><text:span text:style-name="T11">hogares que pued</text:span><text:span text:style-name="T38">e</text:span><text:span text:style-name="T11">n escapar a la caracterización del barrio al cual pertenecen, sino</text:span></text:p>
      <text:p text:style-name="P6"><text:span text:style-name="T11">que hace referencia a que la generalidad de los hogares que componen el barrio tienen dichas características. </text:span><text:span text:style-name="T38">Así, en este </text:span><text:span text:style-name="T1">estudio </text:span><text:span text:style-name="T38">se </text:span><text:span text:style-name="T1">analiza la diferencia en el acceso a derechos por parte de grupos ubicados en diferentes zonas residenciales de la ciudad de Córdoba, </text:span><text:span text:style-name="T13">considerando su jerarquización socioeconómica</text:span><text:span text:style-name="T1">. <text:s text:c="2"/></text:span></text:p>
      <text:p text:style-name="P7"><text:span text:style-name="T39">Una vez definidos los estratos, se seleccionaron aleatoriamente cinco barrios de cada uno y en cada uno de ellos </text:span><text:span text:style-name="T1">se eligieron, </text:span><text:span text:style-name="T39">también aleatoriamente, </text:span><text:span text:style-name="T1">las coordenadas de un punto </text:span><text:soft-page-break/><text:span text:style-name="T1">en el que se inició un recorrido sistemático preestablecido, por las viviendas del barrio. El número de viviendas salteado </text:span><text:span text:style-name="T39">en la etapa sistemática del muestreo</text:span><text:span text:style-name="T1"> fue fijado con anterioridad, según el tamaño del barrios. </text:span><text:span text:style-name="T39">E</text:span><text:span text:style-name="T38">n cada vivienda </text:span><text:span text:style-name="T39">seleccionada </text:span><text:span text:style-name="T38">se encuestó a la totalidad de hogares </text:span><text:span text:style-name="T39">residentes. <text:s/></text:span></text:p>
      <text:p text:style-name="P6"><text:span text:style-name="T11">La Figura 1 muestra la clasificación de barrios resultante del proceso detallado anteriormente. <text:s/></text:span></text:p>
      <text:p text:style-name="P3"/>
      <text:p text:style-name="P18"><text:span text:style-name="T38">## </text:span>El trabajo de campo <text:s/></text:p>
      <text:p text:style-name="P15">La administración del cuestionario fue realizada por un equipo conformado por docentes, graduados y estudiantes de la facultad que integran los equipos de investigación. El trabajo se organizó con cinco supervisores, cada uno de ellos a cargo de cinco puntos muestrales. Luego, un equipo de trece encuestadores aplic<text:span text:style-name="T37">ó</text:span> la encuesta entre el 19 y el 27 de marzo <text:span text:style-name="T37">de 2021</text:span>. La encuesta se realizó de dos maneras: al momento de contactar de manera presencial un referente del hogar <text:span text:style-name="T38">muestreado</text:span>, se aplicó un cuestionario breve con la caracterización general de ese hogar, luego se consultaba la preferencia de esa persona para contestar el resto de la encuesta de manera presencial o telefónica. Se obtuvieron respuesta de 615 hogares</text:p>
      <text:p text:style-name="P15"/>
      <text:p text:style-name="P3"/>
      <text:p text:style-name="P3"><text:span text:style-name="T11">El presente informe</text:span><text:span text:style-name="T1"> </text:span><text:span text:style-name="T11">ofrece una descripción de los hogares </text:span><text:span text:style-name="T1"><text:s/></text:span><text:span text:style-name="T11">que fueron encuestados, el modo en que la pandemia impactó en el trabajo, la salud y la educación, y las estrategias a las que los hogares apelaron para paliar sus efectos. Cada aspecto es observado según el nivel socoeconómico del área en que los hogares están ubicados.</text:span></text:p>
      <text:p text:style-name="P3"/>
      <text:p text:style-name="P20"># Descripción...</text:p>
      <text:p text:style-name="P21">las personas...</text:p>
      <text:p text:style-name="P9">La información que produce la presente encuesta se refiere a los hogares como unidad de observación, en razón de ello, la persona que proveyó los datos no fue seleccionada al azar sino en base a su disponibilidad. Quienes respondieron fueron mayoritariamente mujeres <text:span text:style-name="T16">(68%, </text:span><text:span text:style-name="T17">según tabla 1</text:span><text:span text:style-name="T16">)</text:span> <text:span text:style-name="T16">mayores de 18 años, con una edad promedio de 48 años. Su lugar de origen se concentra en la ciudad de Córdoba (72%), otras provincias (15%) y otras localidades de la provincia de Córdoba (11%, </text:span><text:span text:style-name="T17">tabla 3</text:span><text:span text:style-name="T16">).</text:span></text:p>
      <text:p text:style-name="P9"/>
      <text:p text:style-name="P21">composición y caracteri...</text:p>
      <text:p text:style-name="P8">Los hogares se distribuyen de manera uniforme en su composición por género entre los que tienen igual cantidad de varones y mujeres y en los que alguno predomina (tabla 5). <text:span text:style-name="T15">El tamaño de los hogares muestra diferencias según el nivel socioeconómico, con una mediana de tres integrantes entre los de nivel medio, medio alto y alto, y de cuatro personas para los de nivel medio bajo y bajo (tabla 9). Los hogares sin menores de 14 años constituyen el </text:span><text:span text:style-name="T18">60% de la muestra, pero esta proporción baja al 41% entre los hogares de nivel bajo, en los que aproximadamente tres de cada cinco hogares cuenta con integrantes entre cero y trece años de edad (tabla ). La composición más frecuente de los hogares es de un tamaño menor a cinco integrantes, sin menores de 14 años y con mayores de 60, que comparten un tercio del total. Pero no es así para los hogares de nivel bajo, en que la composición que más se observa </text:span><text:span text:style-name="T19">es la de 5 o más integrantes, con menores y sin mayores de 60 años </text:span><text:span text:style-name="T20">(tablas 12 a 15)</text:span><text:span text:style-name="T19">. </text:span><text:span text:style-name="T20">Definido como la convivencia de más de tres personas por cuarto, el hacinamiento crítico afecta a poco más del 3% de la muestra, pero la proporción sube a 10% en los hogares de nivel bajo </text:span><text:span text:style-name="T21">(tabla 16)</text:span><text:span text:style-name="T20">. <text:s/></text:span></text:p>
      <text:p text:style-name="P8"/>
      <text:p text:style-name="P10">El servicio de cloacas esta disponible para aproximadamente la mitad los hogares encuestados, con diferencias marcadas entre niveles socioeconómicos, ya que solo se verifica para el 14% de los hogares en zonas menos favorecidas. La conexión de gas natural hace diferencia aun más claras, el 99% de los hogares de nivel alto la indica, y solo el 7% de los de nivel bajo. Entre los bienes electrónicos con que cuenta el hogar, el televisor inteligente <text:span text:style-name="T22">es el más mencionado y además es el bien que menos diferecia muestra entre niveles </text:span>socioeconómicos. <text:span text:style-name="T22">L</text:span>a computadora portátil, la impresora y la <text:soft-page-break/>cámara de fotos <text:span text:style-name="T22">tienen respuestas muy </text:span>diferen<text:span text:style-name="T22">tes entre niveles: el 85% de los hogares de nivel alto y el 13% de los de nivel bajo, dice contar con notebook (tabla 22). Poco menos de la mitad de los hogares cuenta con teléfono fijo en su domicilio, pero entre los de nivel bajo la proporción baja a uno cada cinco (tabla 23). Por el contrario, el teléfono móvil, que aparece en más del 95% de los hogares, tiene una distribución más homogénea por nivel socioeconomico (tabla 25). </text:span><text:span text:style-name="T24">En el nivel socioeconómico más alto, se cuenta con más de un celular por persona mayor de 13 años, cifra que baja a cuatro equipos cada cinco personas en el nivel bajo. </text:span><text:span text:style-name="T23">Tres cuartas partes de los hogares dice contar con alguna forma de conexión a internet cableada (moden, fibra óptica, videocable) pero </text:span><text:span text:style-name="T24">la</text:span><text:span text:style-name="T23"> proporción es menor a la mitad de los hogares de nivel bajo (tabla 27). La falta total de conexión es minoritaria (menos del 9%), y, aunque hubo 5 hogares de nivel alto que lo dieron, entre los de nivel bajo, afecta a uno de cada ocho hogares. <text:s/></text:span></text:p>
      <text:p text:style-name="P11"/>
      <text:p text:style-name="P11"/>
      <text:p text:style-name="P22">## Atención de salud <text:s/></text:p>
      <text:p text:style-name="P11">El hospital público y el dispensario barrial son los centros de atención de salud más mencionados por los hogares de nivel bajo, mientras que en los de nivel alto, la clínica privada (de obra social o prepaga) es largamente mayoritaria. <text:span text:style-name="T8">La distribución de los centros de atención a la salud entre las áreas elegidas, se muestra heterogéne</text:span><text:span text:style-name="T25">a</text:span><text:span text:style-name="T8">; los hogares en zonas más pobres tendrían disponibilidad cercana en una proporción elevada (casi 50%, </text:span><text:span text:style-name="T25">tabla 32</text:span><text:span text:style-name="T8">) los hogares. </text:span><text:span text:style-name="T25">Aquellos </text:span><text:span text:style-name="T8">que declara</text:span><text:span text:style-name="T25">n</text:span><text:span text:style-name="T8"> una gran distancia al puesto de salud se encuentran principalmente entre los sectores medios. Posiblemente esto se explique, en parte, por la existencia de instalaciones de atención primaria en las zonas más desfavorecidas. </text:span><text:span text:style-name="T25">El vehículo particular es el medio de transporte más mencionado por los sectores medios y altos, mientras que los hogares de sectores bajos, consistentemente con la respuesta a la pregunta anterior, indican ir a pie </text:span><text:span text:style-name="T27">(tabla 34)</text:span><text:span text:style-name="T25">. </text:span></text:p>
      <text:p text:style-name="P12"/>
      <text:p text:style-name="P12"/>
      <text:p text:style-name="P21">Ingresos</text:p>
      <text:p text:style-name="P12">Los ingresos se corre<text:span text:style-name="T26">l</text:span>acionan con la clasificación por nivel socioeconómico de la zona geográfica: una alta proporción de hogares de nivel <text:span text:style-name="T26">bajo los declara por debajo de $25000 y casi la totalidad está debajo de 55000 </text:span><text:span text:style-name="T27">(tabla 46)</text:span><text:span text:style-name="T26">. E</text:span><text:span text:style-name="T27">n las diferentes fuentes de donde provienen los </text:span><text:span text:style-name="T26">ingresos, </text:span><text:span text:style-name="T27">el trabajo es la más mencionada</text:span><text:span text:style-name="T26"> más mencionada por la mayoría de los hogares, seguido de la jubilación o pensión </text:span><text:span text:style-name="T27">(tabla 48)</text:span><text:span text:style-name="T26">. </text:span><text:span text:style-name="T27">L</text:span><text:span text:style-name="T26">a diferencia este estos dos orígenes del ingreso se </text:span><text:span text:style-name="T27">amplía</text:span><text:span text:style-name="T26"> para el nivel más bajo, con más hogares en el trabajo y menos en jubilación, lo que es consistente con la menor presencia de adultos mayores en estos hogares. La ayuda estatal como fuente de ingresos es mencionada por más de un cuarto de los hogares de nivel bajo. </text:span><text:span text:style-name="T27">Cuando se pregunta por la fuente </text:span><text:span text:style-name="T29">principal</text:span><text:span text:style-name="T27"> de ingresos (tabla 50), se observa la misma posición: trabajo en primer lugar y jubilación en segundo. Dentro de la fuente trabajo, el desarrollado de manera formal es más del 90% en el nivel alto y menos del 70% en el bajo. </text:span><text:span text:style-name="T31">Un plan o programa estatal aparece como fuente principal de ingresos solo para tres hogares. El tipo de trabajo más frecuente es el de tiempo completo. El trabajo eventual, que aparece en el 6% del total de hogares, llega casi al 15% en los de nivel bajo.</text:span></text:p>
      <text:p text:style-name="P13">La cobertura de salud por obra social está presente en poco más de un cuarto del total de hogares y en casi la mitad de los de nivel alto<text:span text:style-name="T35">(tabla 55)</text:span>. <text:span text:style-name="T32">Combinada con Pami y servicio prepago, alcanza al 80% de los hogares de nivel alto y a menos del 45% de los de nivel bajo. En este nivel, un 50% de los hogares declara que algunos de sus integrantes carece de servicio de atención de salud. </text:span><text:span text:style-name="T33">El servicio médico de emergencias </text:span><text:span text:style-name="T35">a domicilio </text:span><text:span text:style-name="T33">está disponible para poco menos del 60% del total de hogares </text:span><text:span text:style-name="T35">(tabla 56)</text:span><text:span text:style-name="T33">, con diferencias marcadas entre los niveles socioeconómicos: desde un cuarto en en nivel bajo hasta más de tres cuartos en el alto. </text:span><text:span text:style-name="T34">Una distribución similar se observa e el servicio de ambulancia </text:span><text:span text:style-name="T35">(tabla 58)</text:span><text:span text:style-name="T34">: 63% para el total, 43 para el nivel bajo y 80% para el alto.</text:span></text:p>
      <text:p text:style-name="P8"/>
      <text:p text:style-name="P8">Los ingresos principales son provistos por varones en dos tercios de los hogares, pero en muchos de ellos no fue posible identificar al principal aportante; <text:span text:style-name="T15">son los casos en que se </text:span><text:soft-page-break/><text:span text:style-name="T15">trata de una abuela o abuelo, un hijo o hija o bien que hay más de una persona que hace la mayor contribución </text:span>(tabla 7). </text:p>
      <text:p text:style-name="P8"/>
      <text:p text:style-name="P8"/>
      <text:p text:style-name="P3">-------------</text:p>
      <text:p text:style-name="P3"/>
      <text:p text:style-name="P3"><text:span text:style-name="T1">las posibilidades de </text:span><text:span text:style-name="T7">acceder a la atención </text:span><text:span text:style-name="T1">de salud, educación, trabajo </text:span><text:span text:style-name="T7">y a la</text:span><text:span text:style-name="T1"> información pública, a las que se agrega la conectividad como medio para el ejercicio de estos derechos, desde la doble perspectiva de la comparación entre sectores residenciales – altamente correlacionados con </text:span><text:span text:style-name="T7">el nivel socioeconómico de los hogares, </text:span><text:span text:style-name="T8">c</text:span><text:span text:style-name="T11">o</text:span><text:span text:style-name="T8">mo se observa en las tablas</text:span><text:span text:style-name="T9"> Z</text:span><text:span text:style-name="T1">– y los cambios sufridos durante el período de pandemia. </text:span><text:span text:style-name="T5">Se busca p</text:span><text:span text:style-name="T7">o</text:span><text:span text:style-name="T5">ner en evidencia el diferente impacto que tiene la pandemia a lo largo de la geografía de la ciudad, </text:span><text:span text:style-name="T7">entre</text:span><text:span text:style-name="T3"> zonas socialmente jerarquizadas.</text:span></text:p>
      <text:p text:style-name="P1">1. Cobertura de salud: <text:span text:style-name="T4">contar con </text:span>un servicio de atención de salud para todas las personas que integran el hogar, <text:span text:style-name="T4">es un medio para acceder al derecho a la salud, según nuestras observaciones, esta cobertura de salud</text:span> no está asegurad<text:span text:style-name="T4">a </text:span><text:span text:style-name="T7">de manera integral, </text:span><text:span text:style-name="T8">lo que se aprecia en la tabla </text:span><text:span text:style-name="T9">Z</text:span>. <text:span text:style-name="T4">E</text:span><text:span text:style-name="T2">n el 21% de los hogares se cuentan personas que carecen de cualquier tipo de cobertura, </text:span><text:span text:style-name="T4">y es una</text:span><text:span text:style-name="T3"> cifra varía sustancialmente entre las zonas de la ciudad. </text:span><text:span text:style-name="T4">S</text:span><text:span text:style-name="T3">i para quienes residen en las zonas favorecidas el porcentaje de hogares con personas sin cobertura de salud es del 1.3%, en las zonas pobres de la ciudad se llega al 50%. </text:span><text:span text:style-name="T4">Dado que los hogares ubicados en estas zonas tienen más cantidad de integrantes (</text:span><text:span text:style-name="T10">tabla </text:span><text:span text:style-name="T9">Z</text:span><text:span text:style-name="T4">), esta limitación toma mayor dimensión para ellos. </text:span><text:span text:style-name="T5">El tipo de cobertura principal es el </text:span><text:span text:style-name="T7">que</text:span><text:span text:style-name="T5"> prov</text:span><text:span text:style-name="T7">i</text:span><text:span text:style-name="T5">ene del trabajo, del que disponen aproximadamente la mitad de los hogares ubicados en los sectores medios y altos, pero poco más de un cuarto de los hogares de zonas pobres. PAMI es la segunda fuente de cobertura de salud y su distribución entre los hogares de diferentes zonas de la ciudad se observa equilibrada. </text:span><text:span text:style-name="T6">El servicio prepago de salud muestra el comportamiento esperado, con mayor frecuencia entre los sectores mas ricos.</text:span></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ookman Old Style" svg:font-family="'Bookman Old Style'" style:font-family-generic="roman"/>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Bookman Old Style" fo:font-size="11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Bookman Old Style" fo:font-size="11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ookman Old Style" fo:font-family="'Bookman Old Style'" style:font-family-generic="roman" fo:font-size="13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fo:font-size="12pt"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Bookman Old Style" fo:font-family="'Bookman Old Style'"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Bookman Old Style" fo:font-family="'Bookman Old Style'" style:font-family-generic="roman"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0T08:12:01.378000000</meta:creation-date>
    <dc:date>2021-05-23T20:02:18.196000000</dc:date>
    <meta:editing-duration>P1DT11H38M6S</meta:editing-duration>
    <meta:editing-cycles>22</meta:editing-cycles>
    <meta:generator>LibreOffice/7.0.5.2$Windows_X86_64 LibreOffice_project/64390860c6cd0aca4beafafcfd84613dd9dfb63a</meta:generator>
    <meta:document-statistic meta:table-count="0" meta:image-count="0" meta:object-count="0" meta:page-count="4" meta:paragraph-count="30" meta:word-count="2316" meta:character-count="13890" meta:non-whitespace-character-count="11568"/>
  </office:meta>
</office:document-meta>
</file>